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539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8.142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9.53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/>
    </style:style>
  </office:automatic-styles>
  <office:body>
    <office:spreadsheet>
      <table:table table:name="Лист1" table:style-name="ta1"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Тестируемые компоненты</text:p>
          </table:table-cell>
          <table:table-cell table:style-name="ce9" office:value-type="string">
            <text:p>ID</text:p>
          </table:table-cell>
          <table:table-cell table:style-name="ce1" office:value-type="string">
            <text:p>LibreOffice 3.5</text:p>
          </table:table-cell>
          <table:table-cell table:style-name="ce17" office:value-type="string">
            <text:p>Примечание</text:p>
          </table:table-cell>
          <table:table-cell table:style-name="ce1" office:value-type="string">
            <text:p>MS Office 2010</text:p>
          </table:table-cell>
          <table:table-cell table:style-name="ce1" office:value-type="string">
            <text:p>Примечание</text:p>
          </table:table-cell>
        </table:table-row>
        <table:table-row table:style-name="ro3">
          <table:table-cell table:style-name="ce2" office:value-type="string">
            <text:p>Страница</text:p>
          </table:table-cell>
          <table:table-cell table:style-name="ce10" office:value-type="float" office:value="1">
            <text:p>1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3" office:value-type="string">
              <text:p>Формат страницы</text:p>
            </table:table-cell>
            <table:table-cell table:style-name="ce11" office:value-type="string">
              <text:p>1.2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А6</text:p>
              </table:table-cell>
              <table:table-cell table:style-name="ce12" office:value-type="string">
                <text:p>1.2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office:value-type="string">
                <text:p>Отсутствует размер A6</text:p>
              </table:table-cell>
            </table:table-row>
            <table:table-row table:style-name="ro3" table:visibility="collapse">
              <table:table-cell office:value-type="string">
                <text:p>А5</text:p>
              </table:table-cell>
              <table:table-cell table:style-name="ce12" office:value-type="string">
                <text:p>1.2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office:value-type="string">
                <text:p>Отсутствует размер A5</text:p>
              </table:table-cell>
            </table:table-row>
            <table:table-row table:style-name="ro3" table:visibility="collapse">
              <table:table-cell table:style-name="ce4" office:value-type="string">
                <text:p>А4</text:p>
              </table:table-cell>
              <table:table-cell table:style-name="ce12" office:value-type="string">
                <text:p>1.2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А3</text:p>
              </table:table-cell>
              <table:table-cell table:style-name="ce12" office:value-type="string">
                <text:p>1.2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4" office:value-type="string">
              <text:p>Ширина</text:p>
            </table:table-cell>
            <table:table-cell table:style-name="ce12" office:value-type="string">
              <text:p>1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Высота</text:p>
            </table:table-cell>
            <table:table-cell table:style-name="ce12" office:value-type="string">
              <text:p>1.4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Ориентация</text:p>
            </table:table-cell>
            <table:table-cell table:style-name="ce12" office:value-type="string">
              <text:p>1.5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Поля</text:p>
            </table:table-cell>
            <table:table-cell table:style-name="ce11" office:value-type="string">
              <text:p>1.6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Слева</text:p>
              </table:table-cell>
              <table:table-cell table:style-name="ce12" office:value-type="string">
                <text:p>1.6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права</text:p>
              </table:table-cell>
              <table:table-cell table:style-name="ce12" office:value-type="string">
                <text:p>1.6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верху</text:p>
              </table:table-cell>
              <table:table-cell table:style-name="ce12" office:value-type="string">
                <text:p>1.6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низу</text:p>
              </table:table-cell>
              <table:table-cell table:style-name="ce12" office:value-type="string">
                <text:p>1.6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1.7</text:p>
            </table:table-cell>
            <table:table-cell table:style-name="ce12" office:value-type="string">
              <text:p>0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1.8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1.8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5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1.8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0.91см, а поле с право в 7см при начальной установке в 2см каждого поля</text:p>
              </table:table-cell>
            </table:table-row>
            <table:table-row table:style-name="ro5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1.8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1.09см, поле с лево установлено в 5.91см, а поле с право в 5.91см при начальной установке в 2см каждого поля</text:p>
              </table:table-cell>
            </table:table-row>
            <table:table-row table:style-name="ro6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1.8.4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верху в 5.91см, при начальной установке в 2см каждого поля</text:p>
              </table:table-cell>
            </table:table-row>
            <table:table-row table:style-name="ro6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1.8.5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  <table:table-cell office:value-type="float" office:value="0">
                <text:p>0</text:p>
              </table:table-cell>
              <table:table-cell table:style-name="ce20" office:value-type="string">
                <text:p>Отступ установлен в 5см, при этом реальное значение установлено в 0.91см, поле с лево установлено в 5.91см, поле с право в 7см, поле снизу в 5.91см, при начальной установке в 2см каждого поля</text:p>
              </table:table-cell>
            </table:table-row>
          </table:table-row-group>
          <table:table-row table:style-name="ro3" table:visibility="collapse">
            <table:table-cell table:style-name="ce3" office:value-type="string">
              <text:p>Разрыв</text:p>
            </table:table-cell>
            <table:table-cell table:style-name="ce11" office:value-type="string">
              <text:p>1.9</text:p>
            </table:table-cell>
            <table:table-cell table:style-name="ce12"/>
            <table:table-cell table:style-name="ce20"/>
            <table:table-cell/>
            <table:table-cell table:style-name="ce20"/>
          </table:table-row>
          <table:table-row-group>
            <table:table-row table:style-name="ro3" table:visibility="collapse">
              <table:table-cell table:style-name="ce4" office:value-type="string">
                <text:p>Смешанная ориентация</text:p>
              </table:table-cell>
              <table:table-cell table:style-name="ce12" office:value-type="string">
                <text:p>1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table:style-name="ce20"/>
            </table:table-row>
          </table:table-row-group>
          <table:table-row table:style-name="ro3" table:visibility="collapse">
            <table:table-cell table:style-name="ce4"/>
            <table:table-cell table:style-name="ce12" table:number-columns-repeated="2"/>
            <table:table-cell table:style-name="ce20"/>
            <table:table-cell/>
            <table:table-cell table:style-name="ce20"/>
          </table:table-row>
        </table:table-row-group>
        <table:table-row table:style-name="ro3">
          <table:table-cell table:style-name="ce6" office:value-type="string">
            <text:p>Колонтитулы</text:p>
          </table:table-cell>
          <table:table-cell table:style-name="ce13" office:value-type="float" office:value="2">
            <text:p>2</text:p>
          </table:table-cell>
          <table:table-cell table:style-name="ce13"/>
          <table:table-cell table:style-name="ce21"/>
          <table:table-cell table:number-columns-repeated="2"/>
        </table:table-row>
        <table:table-row-group table:display="false">
          <table:table-row table:style-name="ro7" table:visibility="collapse">
            <table:table-cell table:style-name="ce4" office:value-type="string">
              <text:p>Левое поле</text:p>
            </table:table-cell>
            <table:table-cell table:style-name="ce12" office:value-type="string">
              <text:p>2.1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Поле сбрасывается в 0</text:p>
            </table:table-cell>
            <table:table-cell office:value-type="float" office:value="0">
              <text:p>0</text:p>
            </table:table-cell>
            <table:table-cell office:value-type="string">
              <text:p>Указанный параметр отсутствует</text:p>
            </table:table-cell>
          </table:table-row>
          <table:table-row table:style-name="ro7" table:visibility="collapse">
            <table:table-cell table:style-name="ce4" office:value-type="string">
              <text:p>Правое поле</text:p>
            </table:table-cell>
            <table:table-cell table:style-name="ce12" office:value-type="string">
              <text:p>2.2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Поле сбрасывается в 0</text:p>
            </table:table-cell>
            <table:table-cell office:value-type="float" office:value="0">
              <text:p>0</text:p>
            </table:table-cell>
            <table:table-cell office:value-type="string">
              <text:p>Указанный параметр отсутствует</text:p>
            </table:table-cell>
          </table:table-row>
          <table:table-row table:style-name="ro3" table:visibility="collapse">
            <table:table-cell table:style-name="ce4" office:value-type="string">
              <text:p>Интервал</text:p>
            </table:table-cell>
            <table:table-cell table:style-name="ce12" office:value-type="string">
              <text:p>2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 office:value-type="string">
              <text:p>Можно использовать для точного задания высоты колонтитула (высота = Интервал+Высота)</text:p>
            </table:table-cell>
          </table:table-row>
          <table:table-row table:style-name="ro5" table:visibility="collapse">
            <table:table-cell table:style-name="ce4" office:value-type="string">
              <text:p>Высота</text:p>
            </table:table-cell>
            <table:table-cell table:style-name="ce12" office:value-type="string">
              <text:p>2.4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Высота устанавливается автоматически (0,10см) даже при отключении Автоподбор высоты. Интервал устанавливается в Интервал+Высота-0,10</text:p>
            </table:table-cell>
            <table:table-cell office:value-type="float" office:value="0">
              <text:p>0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2.5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7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2.5.1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Все границы удаляю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2.5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2.5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2.5.4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2.5.5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/>
            </table:table-row>
          </table:table-row-group>
          <table:table-row table:style-name="ro3" table:visibility="collapse">
            <table:table-cell table:style-name="ce4" office:value-type="string">
              <text:p>Нумерация</text:p>
            </table:table-cell>
            <table:table-cell table:style-name="ce12" office:value-type="string">
              <text:p>2.6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Таблица с данными</text:p>
            </table:table-cell>
            <table:table-cell table:style-name="ce12" office:value-type="string">
              <text:p>2.7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Колонки</text:p>
          </table:table-cell>
          <table:table-cell table:style-name="ce10" office:value-type="float" office:value="3">
            <text:p>3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Количество</text:p>
            </table:table-cell>
            <table:table-cell table:style-name="ce12" office:value-type="string">
              <text:p>3.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Ширина</text:p>
            </table:table-cell>
            <table:table-cell table:style-name="ce12" office:value-type="string">
              <text:p>3.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 office:value-type="string">
              <text:p>Ругается на формат файла</text:p>
            </table:table-cell>
          </table:table-row>
          <table:table-row table:style-name="ro3" table:visibility="collapse">
            <table:table-cell table:style-name="ce4" office:value-type="string">
              <text:p>Интервал</text:p>
            </table:table-cell>
            <table:table-cell table:style-name="ce12" office:value-type="string">
              <text:p>3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Абзац</text:p>
          </table:table-cell>
          <table:table-cell table:style-name="ce10" office:value-type="float" office:value="4">
            <text:p>4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Отступ слева</text:p>
            </table:table-cell>
            <table:table-cell table:style-name="ce12" office:value-type="string">
              <text:p>4.1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Отступ справа</text:p>
            </table:table-cell>
            <table:table-cell table:style-name="ce12" office:value-type="string">
              <text:p>4.2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Первая строка</text:p>
            </table:table-cell>
            <table:table-cell table:style-name="ce12" office:value-type="string">
              <text:p>4.3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Интервал перед абзацем</text:p>
            </table:table-cell>
            <table:table-cell table:style-name="ce12" office:value-type="string">
              <text:p>4.4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Интервал после абзаца</text:p>
            </table:table-cell>
            <table:table-cell table:style-name="ce12" office:value-type="string">
              <text:p>4.5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Междустрочный интервал</text:p>
            </table:table-cell>
            <table:table-cell table:style-name="ce12" office:value-type="string">
              <text:p>4.6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4.7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Выделение цветом</text:p>
            </table:table-cell>
            <table:table-cell table:style-name="ce12" office:value-type="string">
              <text:p>4.8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 office:value-type="string">
              <text:p>Используется закраска фона вместо стандартных средств выделения</text:p>
            </table:table-cell>
          </table:table-row>
          <table:table-row table:style-name="ro3" table:visibility="collapse">
            <table:table-cell table:style-name="ce3" office:value-type="string">
              <text:p>Горизонтальное выравнивание</text:p>
            </table:table-cell>
            <table:table-cell table:style-name="ce11" office:value-type="string">
              <text:p>4.9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По левому краю</text:p>
              </table:table-cell>
              <table:table-cell table:style-name="ce12" office:value-type="string">
                <text:p>4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правому краю</text:p>
              </table:table-cell>
              <table:table-cell table:style-name="ce12" office:value-type="string">
                <text:p>4.9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центру</text:p>
              </table:table-cell>
              <table:table-cell table:style-name="ce12" office:value-type="string">
                <text:p>4.9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По ширине</text:p>
              </table:table-cell>
              <table:table-cell table:style-name="ce12" office:value-type="string">
                <text:p>4.9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Вертикальное выравнивание</text:p>
            </table:table-cell>
            <table:table-cell table:style-name="ce11" office:value-type="string">
              <text:p>4.10</text:p>
            </table:table-cell>
            <table:table-cell table:style-name="ce11"/>
            <table:table-cell table:style-name="ce19"/>
            <table:table-cell table:style-name="ce12"/>
            <table:table-cell/>
          </table:table-row>
          <table:table-row-group>
            <table:table-row table:style-name="ro3" table:visibility="collapse">
              <table:table-cell table:style-name="ce7" office:value-type="string">
                <text:p>По базовой линии</text:p>
              </table:table-cell>
              <table:table-cell table:style-name="ce12" office:value-type="string">
                <text:p>4.10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  <table:table-row table:style-name="ro3" table:visibility="collapse">
              <table:table-cell table:style-name="ce7" office:value-type="string">
                <text:p>По верхнему краю</text:p>
              </table:table-cell>
              <table:table-cell table:style-name="ce12" office:value-type="string">
                <text:p>4.10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  <table:table-row table:style-name="ro3" table:visibility="collapse">
              <table:table-cell table:style-name="ce7" office:value-type="string">
                <text:p>По середине</text:p>
              </table:table-cell>
              <table:table-cell table:style-name="ce12" office:value-type="string">
                <text:p>4.10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  <table:table-row table:style-name="ro3" table:visibility="collapse">
              <table:table-cell table:style-name="ce7" office:value-type="string">
                <text:p>По нижнему краю</text:p>
              </table:table-cell>
              <table:table-cell table:style-name="ce12" office:value-type="string">
                <text:p>4.10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0</text:p>
              </table:table-cell>
              <table:table-cell office:value-type="string">
                <text:p>Параметр отсутствует</text:p>
              </table:table-cell>
            </table:table-row>
          </table:table-row-group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4.11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4.11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4.11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4.11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4.11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4.11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Разрыв</text:p>
            </table:table-cell>
            <table:table-cell table:style-name="ce11" office:value-type="string">
              <text:p>4.12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Не разрывать абзац</text:p>
              </table:table-cell>
              <table:table-cell table:style-name="ce12" office:value-type="string">
                <text:p>4.12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Не отрывать от следующего</text:p>
              </table:table-cell>
              <table:table-cell table:style-name="ce12" office:value-type="string">
                <text:p>4.12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Запрет начальных висячих строк</text:p>
              </table:table-cell>
              <table:table-cell table:style-name="ce12" office:value-type="string">
                <text:p>4.12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Флаг сбрасывается</text:p>
              </table:table-cell>
              <table:table-cell office:value-type="float" office:value="0">
                <text:p>0</text:p>
              </table:table-cell>
              <table:table-cell office:value-type="string">
                <text:p>Флаг сброшен</text:p>
              </table:table-cell>
            </table:table-row>
            <table:table-row table:style-name="ro8" table:visibility="collapse">
              <table:table-cell table:style-name="ce4" office:value-type="string">
                <text:p>Запрет концевых висячих строк</text:p>
              </table:table-cell>
              <table:table-cell table:style-name="ce12" office:value-type="string">
                <text:p>4.12.4</text:p>
              </table:table-cell>
              <table:table-cell table:style-name="ce12" office:value-type="string">
                <text:p>1</text:p>
              </table:table-cell>
              <table:table-cell table:style-name="ce20" office:value-type="string">
                <text:p>Флаг автоматически устанавливается и в Запрет начальных висячих строк</text:p>
              </table:table-cell>
              <table:table-cell office:value-type="float" office:value="1">
                <text:p>1</text:p>
              </table:table-cell>
              <table:table-cell office:value-type="string">
                <text:p>Установлен флаг Запрет висячих строк</text:p>
              </table:table-cell>
            </table:table-row>
          </table:table-row-group>
        </table:table-row-group>
        <table:table-row table:style-name="ro3">
          <table:table-cell table:style-name="ce2" office:value-type="string">
            <text:p>Символы</text:p>
          </table:table-cell>
          <table:table-cell table:style-name="ce10" office:value-type="float" office:value="5">
            <text:p>5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Шрифт</text:p>
            </table:table-cell>
            <table:table-cell table:style-name="ce12" office:value-type="string">
              <text:p>5.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Стиль</text:p>
            </table:table-cell>
            <table:table-cell table:style-name="ce12" office:value-type="string">
              <text:p>5.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Кегль</text:p>
            </table:table-cell>
            <table:table-cell table:style-name="ce12" office:value-type="string">
              <text:p>5.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</text:p>
            </table:table-cell>
            <table:table-cell table:style-name="ce12" office:value-type="string">
              <text:p>5.4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Надчеркивание</text:p>
            </table:table-cell>
            <table:table-cell table:style-name="ce12" office:value-type="string">
              <text:p>5.5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Сбрасывается</text:p>
            </table:table-cell>
            <table:table-cell office:value-type="float" office:value="0">
              <text:p>0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Зачеркивание</text:p>
            </table:table-cell>
            <table:table-cell table:style-name="ce12" office:value-type="string">
              <text:p>5.6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Возможно только одинарное или двойное</text:p>
            </table:table-cell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Подчеркивание</text:p>
            </table:table-cell>
            <table:table-cell table:style-name="ce12" office:value-type="string">
              <text:p>5.7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Интервал</text:p>
            </table:table-cell>
            <table:table-cell table:style-name="ce12" office:value-type="string">
              <text:p>5.8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Вращение</text:p>
            </table:table-cell>
            <table:table-cell table:style-name="ce12" office:value-type="string">
              <text:p>5.9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Возможно только на 90 градусов</text:p>
            </table:table-cell>
            <table:table-cell office:value-type="float" office:value="1">
              <text:p>1</text:p>
            </table:table-cell>
            <table:table-cell office:value-type="string">
              <text:p>Гиперссылка не вращается</text:p>
            </table:table-cell>
          </table:table-row>
          <table:table-row table:style-name="ro3" table:visibility="collapse">
            <table:table-cell table:style-name="ce4" office:value-type="string">
              <text:p>Верхний индекс</text:p>
            </table:table-cell>
            <table:table-cell table:style-name="ce12" office:value-type="string">
              <text:p>5.10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Нижний индекс</text:p>
            </table:table-cell>
            <table:table-cell table:style-name="ce12" office:value-type="string">
              <text:p>5.1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Фон</text:p>
            </table:table-cell>
            <table:table-cell table:style-name="ce12" office:value-type="string">
              <text:p>5.1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 office:value-type="string">
              <text:p>Гиперссылка не закрашивается</text:p>
            </table:table-cell>
          </table:table-row>
          <table:table-row table:style-name="ro7" table:visibility="collapse">
            <table:table-cell table:style-name="ce4" office:value-type="string">
              <text:p>Гиперссылка</text:p>
            </table:table-cell>
            <table:table-cell table:style-name="ce12" office:value-type="string">
              <text:p>5.13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Списки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8" table:visibility="collapse">
            <table:table-cell table:style-name="ce4" office:value-type="string">
              <text:p>Уровни структуры</text:p>
            </table:table-cell>
            <table:table-cell table:style-name="ce12" office:value-type="string">
              <text:p>6.1</text:p>
            </table:table-cell>
            <table:table-cell table:style-name="ce12" office:value-type="string">
              <text:p>0</text:p>
            </table:table-cell>
            <table:table-cell table:style-name="ce20" office:value-type="string">
              <text:p>Уровень структуры сбрасывается. Тип списка изменяется на WW8Num1</text:p>
            </table:table-cell>
            <table:table-cell office:value-type="float" office:value="0">
              <text:p>0</text:p>
            </table:table-cell>
            <table:table-cell office:value-type="string">
              <text:p>Параметр отсутствует</text:p>
            </table:table-cell>
          </table:table-row>
          <table:table-row table:style-name="ro7" table:visibility="collapse">
            <table:table-cell table:style-name="ce4" office:value-type="string">
              <text:p>Маркированный список</text:p>
            </table:table-cell>
            <table:table-cell table:style-name="ce12" office:value-type="string">
              <text:p>6.2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Тип списка изменяется на WW8Num1</text:p>
            </table:table-cell>
            <table:table-cell office:value-type="float" office:value="1">
              <text:p>1</text:p>
            </table:table-cell>
            <table:table-cell/>
          </table:table-row>
          <table:table-row table:style-name="ro7" table:visibility="collapse">
            <table:table-cell table:style-name="ce4" office:value-type="string">
              <text:p>Нумерованный список</text:p>
            </table:table-cell>
            <table:table-cell table:style-name="ce12" office:value-type="string">
              <text:p>6.3</text:p>
            </table:table-cell>
            <table:table-cell table:style-name="ce12" office:value-type="string">
              <text:p>1</text:p>
            </table:table-cell>
            <table:table-cell table:style-name="ce20" office:value-type="string">
              <text:p>Тип списка изменяется на WW8Num1</text:p>
            </table:table-cell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>
          <table:table-cell table:style-name="ce2" office:value-type="string">
            <text:p>Изображения</text:p>
          </table:table-cell>
          <table:table-cell table:style-name="ce10" office:value-type="float" office:value="7">
            <text:p>7</text:p>
          </table:table-cell>
          <table:table-cell table:style-name="ce10"/>
          <table:table-cell table:style-name="ce18"/>
          <table:table-cell table:number-columns-repeated="2"/>
        </table:table-row>
        <table:table-row-group>
          <table:table-row table:style-name="ro3">
            <table:table-cell table:style-name="ce4" office:value-type="string">
              <text:p>Вставка изображения</text:p>
            </table:table-cell>
            <table:table-cell table:style-name="ce12" office:value-type="string">
              <text:p>7.1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>
            <table:table-cell table:style-name="ce4" office:value-type="string">
              <text:p>Расположение</text:p>
            </table:table-cell>
            <table:table-cell table:style-name="ce12" office:value-type="string">
              <text:p>7.2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>
            <table:table-cell table:style-name="ce4" office:value-type="string">
              <text:p>Ширина</text:p>
            </table:table-cell>
            <table:table-cell table:style-name="ce12" office:value-type="string">
              <text:p>7.3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>
            <table:table-cell table:style-name="ce4" office:value-type="string">
              <text:p>Высота</text:p>
            </table:table-cell>
            <table:table-cell table:style-name="ce12" office:value-type="string">
              <text:p>7.4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>
            <table:table-cell table:style-name="ce4" office:value-type="string">
              <text:p>Цвет фона</text:p>
            </table:table-cell>
            <table:table-cell table:style-name="ce12" office:value-type="string">
              <text:p>7.5</text:p>
            </table:table-cell>
            <table:table-cell table:style-name="ce12" office:value-type="string">
              <text:p>1</text:p>
            </table:table-cell>
            <table:table-cell table:style-name="ce20"/>
            <table:table-cell table:style-name="ce12" office:value-type="string">
              <text:p>1</text:p>
            </table:table-cell>
            <table:table-cell/>
          </table:table-row>
          <table:table-row table:style-name="ro3">
            <table:table-cell table:style-name="ce3" office:value-type="string">
              <text:p>Привязка</text:p>
            </table:table-cell>
            <table:table-cell table:style-name="ce11" office:value-type="string">
              <text:p>7.6</text:p>
            </table:table-cell>
            <table:table-cell table:style-name="ce12"/>
            <table:table-cell table:style-name="ce20"/>
            <table:table-cell table:number-columns-repeated="2"/>
          </table:table-row>
          <table:table-row-group>
            <table:table-row table:style-name="ro7">
              <table:table-cell table:style-name="ce4" office:value-type="string">
                <text:p>К странице</text:p>
              </table:table-cell>
              <table:table-cell table:style-name="ce12" office:value-type="string">
                <text:p>7.6.1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Устанавливается привязка к символу</text:p>
              </table:table-cell>
              <table:table-cell office:value-type="float" office:value="0">
                <text:p>0</text:p>
              </table:table-cell>
              <table:table-cell office:value-type="string">
                <text:p>Нет данного значения</text:p>
              </table:table-cell>
            </table:table-row>
            <table:table-row table:style-name="ro7">
              <table:table-cell table:style-name="ce4" office:value-type="string">
                <text:p>К абзацу</text:p>
              </table:table-cell>
              <table:table-cell table:style-name="ce12" office:value-type="string">
                <text:p>7.6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Устанавливается привязка к символу</text:p>
              </table:table-cell>
              <table:table-cell office:value-type="float" office:value="0">
                <text:p>0</text:p>
              </table:table-cell>
              <table:table-cell office:value-type="string">
                <text:p>Нет данного значения</text:p>
              </table:table-cell>
            </table:table-row>
            <table:table-row table:style-name="ro3">
              <table:table-cell table:style-name="ce4" office:value-type="string">
                <text:p>К символу</text:p>
              </table:table-cell>
              <table:table-cell table:style-name="ce12" office:value-type="string">
                <text:p>7.6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Как символ</text:p>
              </table:table-cell>
              <table:table-cell table:style-name="ce12" office:value-type="string">
                <text:p>7.6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 office:value-type="string">
                <text:p>Реализуется через Обтекание в тексте</text:p>
              </table:table-cell>
            </table:table-row>
          </table:table-row-group>
          <table:table-row table:style-name="ro3">
            <table:table-cell table:style-name="ce3" office:value-type="string">
              <text:p>Обтекание</text:p>
            </table:table-cell>
            <table:table-cell table:style-name="ce11" office:value-type="string">
              <text:p>7.7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>
              <table:table-cell table:style-name="ce4" office:value-type="string">
                <text:p>Без обтекания</text:p>
              </table:table-cell>
              <table:table-cell table:style-name="ce12" office:value-type="string">
                <text:p>7.7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Сквозное обтекание</text:p>
              </table:table-cell>
              <table:table-cell table:style-name="ce12" office:value-type="string">
                <text:p>7.7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По контуру</text:p>
              </table:table-cell>
              <table:table-cell table:style-name="ce12" office:value-type="string">
                <text:p>7.7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Слева</text:p>
              </table:table-cell>
              <table:table-cell table:style-name="ce12" office:value-type="string">
                <text:p>7.7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Справа</text:p>
              </table:table-cell>
              <table:table-cell table:style-name="ce12" office:value-type="string">
                <text:p>7.7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>
            <table:table-cell table:style-name="ce3" office:value-type="string">
              <text:p>Отступы</text:p>
            </table:table-cell>
            <table:table-cell table:style-name="ce11" office:value-type="string">
              <text:p>7.8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>
              <table:table-cell table:style-name="ce7" office:value-type="string">
                <text:p>Слева</text:p>
              </table:table-cell>
              <table:table-cell table:style-name="ce12" office:value-type="string">
                <text:p>7.8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7" office:value-type="string">
                <text:p>Справа</text:p>
              </table:table-cell>
              <table:table-cell table:style-name="ce12" office:value-type="string">
                <text:p>7.8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7" office:value-type="string">
                <text:p>Сверху</text:p>
              </table:table-cell>
              <table:table-cell table:style-name="ce12" office:value-type="string">
                <text:p>7.8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7" office:value-type="string">
                <text:p>Снизу</text:p>
              </table:table-cell>
              <table:table-cell table:style-name="ce12" office:value-type="string">
                <text:p>7.8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>
            <table:table-cell table:style-name="ce3" office:value-type="string">
              <text:p>Выравнивание</text:p>
            </table:table-cell>
            <table:table-cell table:style-name="ce11" office:value-type="string">
              <text:p>7.9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>
              <table:table-cell table:style-name="ce4" office:value-type="string">
                <text:p>По левому краю</text:p>
              </table:table-cell>
              <table:table-cell table:style-name="ce12" office:value-type="string">
                <text:p>7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По правому краю</text:p>
              </table:table-cell>
              <table:table-cell table:style-name="ce12" office:value-type="string">
                <text:p>7.9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По центру</text:p>
              </table:table-cell>
              <table:table-cell table:style-name="ce12" office:value-type="string">
                <text:p>7.9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По верхнему краю</text:p>
              </table:table-cell>
              <table:table-cell table:style-name="ce12" office:value-type="string">
                <text:p>7.9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По нижнему краю</text:p>
              </table:table-cell>
              <table:table-cell table:style-name="ce12" office:value-type="string">
                <text:p>7.9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По середине</text:p>
              </table:table-cell>
              <table:table-cell table:style-name="ce12" office:value-type="string">
                <text:p>7.9.6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  <table:table-row table:style-name="ro3">
            <table:table-cell table:style-name="ce8" office:value-type="string">
              <text:p>Название</text:p>
            </table:table-cell>
            <table:table-cell table:style-name="ce14" office:value-type="string">
              <text:p>7.10</text:p>
            </table:table-cell>
            <table:table-cell table:style-name="ce14"/>
            <table:table-cell table:style-name="ce22"/>
            <table:table-cell table:number-columns-repeated="2"/>
          </table:table-row>
          <table:table-row-group>
            <table:table-row table:style-name="ro3">
              <table:table-cell table:style-name="ce4" office:value-type="string">
                <text:p>Текст</text:p>
              </table:table-cell>
              <table:table-cell table:style-name="ce12" office:value-type="string">
                <text:p>7.10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Категория</text:p>
              </table:table-cell>
              <table:table-cell table:style-name="ce12" office:value-type="string">
                <text:p>7.10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>
              <table:table-cell table:style-name="ce4" office:value-type="string">
                <text:p>Нумерация</text:p>
              </table:table-cell>
              <table:table-cell table:style-name="ce12" office:value-type="string">
                <text:p>7.10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Устанавливается числовая нумерация</text:p>
              </table:table-cell>
              <table:table-cell office:value-type="float" office:value="1">
                <text:p>1</text:p>
              </table:table-cell>
              <table:table-cell/>
            </table:table-row>
            <table:table-row table:style-name="ro3">
              <table:table-cell table:style-name="ce4" office:value-type="string">
                <text:p>Разделитель</text:p>
              </table:table-cell>
              <table:table-cell table:style-name="ce12" office:value-type="string">
                <text:p>7.10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>
            <table:table-cell table:style-name="ce3" office:value-type="string">
              <text:p>Обрамление</text:p>
            </table:table-cell>
            <table:table-cell table:style-name="ce11" office:value-type="string">
              <text:p>7.11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>
              <table:table-cell table:style-name="ce5" office:value-type="string">
                <text:p>Границы</text:p>
              </table:table-cell>
              <table:table-cell table:style-name="ce12" office:value-type="string">
                <text:p>7.11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7.11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table:style-name="ce12" office:value-type="string">
                <text:p>0</text:p>
              </table:table-cell>
              <table:table-cell office:value-type="string">
                <text:p>Отступ отсутствует</text:p>
              </table:table-cell>
            </table:table-row>
            <table:table-row table:style-name="ro7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7.11.3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table:style-name="ce12" office:value-type="string">
                <text:p>0</text:p>
              </table:table-cell>
              <table:table-cell office:value-type="string">
                <text:p>Отступ отсутствует</text:p>
              </table:table-cell>
            </table:table-row>
            <table:table-row table:style-name="ro7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7.11.4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table:style-name="ce12" office:value-type="string">
                <text:p>0</text:p>
              </table:table-cell>
              <table:table-cell office:value-type="string">
                <text:p>Отступ отсутствует</text:p>
              </table:table-cell>
            </table:table-row>
            <table:table-row table:style-name="ro7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7.11.5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table:style-name="ce12" office:value-type="string">
                <text:p>0</text:p>
              </table:table-cell>
              <table:table-cell office:value-type="string">
                <text:p>Отступ отсутствует</text:p>
              </table:table-cell>
            </table:table-row>
          </table:table-row-group>
        </table:table-row-group>
        <table:table-row table:style-name="ro3">
          <table:table-cell table:style-name="ce2" office:value-type="string">
            <text:p>Таблицы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8"/>
          <table:table-cell table:number-columns-repeated="2"/>
        </table:table-row>
        <table:table-row-group table:display="false">
          <table:table-row table:style-name="ro3" table:visibility="collapse">
            <table:table-cell table:style-name="ce4" office:value-type="string">
              <text:p>Таблица</text:p>
            </table:table-cell>
            <table:table-cell table:style-name="ce12" office:value-type="string">
              <text:p>8.1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Объединение ячеек</text:p>
            </table:table-cell>
            <table:table-cell table:style-name="ce12" office:value-type="string">
              <text:p>8.2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Заголовок</text:p>
            </table:table-cell>
            <table:table-cell table:style-name="ce12" office:value-type="string">
              <text:p>8.3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Повторять заголовок</text:p>
            </table:table-cell>
            <table:table-cell table:style-name="ce12" office:value-type="string">
              <text:p>8.4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Не разбивать таблицу</text:p>
            </table:table-cell>
            <table:table-cell table:style-name="ce12" office:value-type="string">
              <text:p>8.5</text:p>
            </table:table-cell>
            <table:table-cell table:style-name="ce12"/>
            <table:table-cell table:style-name="ce20"/>
            <table:table-cell table:number-columns-repeated="2"/>
          </table:table-row>
          <table:table-row table:style-name="ro3" table:visibility="collapse">
            <table:table-cell table:style-name="ce4" office:value-type="string">
              <text:p>Ширина столбцов</text:p>
            </table:table-cell>
            <table:table-cell table:style-name="ce12" office:value-type="string">
              <text:p>8.6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4" office:value-type="string">
              <text:p>Цвет фона</text:p>
            </table:table-cell>
            <table:table-cell table:style-name="ce12" office:value-type="string">
              <text:p>8.7</text:p>
            </table:table-cell>
            <table:table-cell table:style-name="ce12" office:value-type="string">
              <text:p>1</text:p>
            </table:table-cell>
            <table:table-cell table:style-name="ce20"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table:style-name="ce3" office:value-type="string">
              <text:p>Интервал</text:p>
            </table:table-cell>
            <table:table-cell table:style-name="ce11" office:value-type="string">
              <text:p>8.8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4" office:value-type="string">
                <text:p>Сверху</text:p>
              </table:table-cell>
              <table:table-cell table:style-name="ce12" office:value-type="string">
                <text:p>8.8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7" table:visibility="collapse">
              <table:table-cell table:style-name="ce4" office:value-type="string">
                <text:p>Снизу</text:p>
              </table:table-cell>
              <table:table-cell table:style-name="ce12" office:value-type="string">
                <text:p>8.8.2</text:p>
              </table:table-cell>
              <table:table-cell table:style-name="ce12" office:value-type="string">
                <text:p>0</text:p>
              </table:table-cell>
              <table:table-cell table:style-name="ce20" office:value-type="string">
                <text:p>Отступ удаляется</text:p>
              </table:table-cell>
              <table:table-cell office:value-type="float" office:value="0">
                <text:p>0</text:p>
              </table:table-cell>
              <table:table-cell office:value-type="string">
                <text:p>Отступ отсутствует</text:p>
              </table:table-cell>
            </table:table-row>
            <table:table-row table:style-name="ro3" table:visibility="collapse">
              <table:table-cell table:style-name="ce4" office:value-type="string">
                <text:p>Слева</text:p>
              </table:table-cell>
              <table:table-cell table:style-name="ce12" office:value-type="string">
                <text:p>8.8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Справа</text:p>
              </table:table-cell>
              <table:table-cell table:style-name="ce12" office:value-type="string">
                <text:p>8.8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office:value-type="float" office:value="1">
                <text:p>1</text:p>
              </table:table-cell>
              <table:table-cell/>
            </table:table-row>
          </table:table-row-group>
          <table:table-row table:style-name="ro3" table:visibility="collapse">
            <table:table-cell table:style-name="ce3" office:value-type="string">
              <text:p>Обрамление</text:p>
            </table:table-cell>
            <table:table-cell table:style-name="ce11" office:value-type="string">
              <text:p>8.9</text:p>
            </table:table-cell>
            <table:table-cell table:style-name="ce11"/>
            <table:table-cell table:style-name="ce19"/>
            <table:table-cell table:number-columns-repeated="2"/>
          </table:table-row>
          <table:table-row-group>
            <table:table-row table:style-name="ro3" table:visibility="collapse">
              <table:table-cell table:style-name="ce5" office:value-type="string">
                <text:p>Границы</text:p>
              </table:table-cell>
              <table:table-cell table:style-name="ce12" office:value-type="string">
                <text:p>8.9.1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лева</text:p>
              </table:table-cell>
              <table:table-cell table:style-name="ce12" office:value-type="string">
                <text:p>8.9.2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права</text:p>
              </table:table-cell>
              <table:table-cell table:style-name="ce12" office:value-type="string">
                <text:p>8.9.3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верху</text:p>
              </table:table-cell>
              <table:table-cell table:style-name="ce12" office:value-type="string">
                <text:p>8.9.4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  <table:table-row table:style-name="ro3" table:visibility="collapse">
              <table:table-cell table:style-name="ce4" office:value-type="string">
                <text:p>Отступ снизу</text:p>
              </table:table-cell>
              <table:table-cell table:style-name="ce12" office:value-type="string">
                <text:p>8.9.5</text:p>
              </table:table-cell>
              <table:table-cell table:style-name="ce12" office:value-type="string">
                <text:p>1</text:p>
              </table:table-cell>
              <table:table-cell table:style-name="ce20"/>
              <table:table-cell table:style-name="ce12" office:value-type="string">
                <text:p>1</text:p>
              </table:table-cell>
              <table:table-cell/>
            </table:table-row>
          </table:table-row-group>
        </table:table-row-group>
        <table:table-row table:style-name="ro3">
          <table:table-cell table:style-name="ce2" office:value-type="string">
            <text:p>Рецензирование</text:p>
          </table:table-cell>
          <table:table-cell table:style-name="ce10" office:value-type="float" office:value="9">
            <text:p>9</text:p>
          </table:table-cell>
          <table:table-cell table:style-name="ce16"/>
          <table:table-cell table:style-name="ce23"/>
          <table:table-cell table:number-columns-repeated="2"/>
        </table:table-row>
        <table:table-row-group table:display="false">
          <table:table-row table:style-name="ro3" table:visibility="collapse">
            <table:table-cell office:value-type="string">
              <text:p>Удаление</text:p>
            </table:table-cell>
            <table:table-cell office:value-type="string">
              <text:p>9.1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office:value-type="string">
              <text:p>Добавление</text:p>
            </table:table-cell>
            <table:table-cell office:value-type="string">
              <text:p>9.2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1">
              <text:p>1</text:p>
            </table:table-cell>
            <table:table-cell/>
          </table:table-row>
          <table:table-row table:style-name="ro3" table:visibility="collapse">
            <table:table-cell office:value-type="string">
              <text:p>Примечания</text:p>
            </table:table-cell>
            <table:table-cell office:value-type="string">
              <text:p>9.3</text:p>
            </table:table-cell>
            <table:table-cell office:value-type="float" office:value="1">
              <text:p>1</text:p>
            </table:table-cell>
            <table:table-cell/>
            <table:table-cell office:value-type="float" office:value="1">
              <text:p>1</text:p>
            </table:table-cell>
            <table:table-cell/>
          </table:table-row>
        </table:table-row-group>
        <table:table-row table:style-name="ro3" table:number-rows-repeated="104842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Лист2" table:style-name="ta1">
        <table:table-column table:style-name="co5" table:default-cell-style-name="Default"/>
        <table:table-row table:style-name="ro4">
          <table:table-cell/>
        </table:table-row>
      </table:table>
      <table:table table:name="Лист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2-28T15:05:47</meta:creation-date>
    <meta:generator>LibreOffice/3.5$Linux_x86 LibreOffice_project/350m1$Build-2</meta:generator>
    <dc:date>2014-03-02T00:06:12</dc:date>
    <dc:creator>artur </dc:creator>
    <meta:editing-duration>PT5H24M10S</meta:editing-duration>
    <meta:editing-cycles>65</meta:editing-cycles>
    <meta:document-statistic meta:table-count="3" meta:cell-count="610" meta:object-count="0"/>
  </office:meta>
</office:document-meta>
</file>